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color="#ccccff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emester review</presentation:footer-decl>
      <presentation:footer-decl presentation:name="ftr2">CMPTxxxx</presentation:footer-decl>
      <presentation:date-time-decl presentation:name="dtd1" presentation:source="fixed">14 Ap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Semester review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4 April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CMPT166 Course Overview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Object-oriented</text:span> programming concepts</text:p>
              </text:list-item>
            </text:list>
            <text:list text:style-name="L3">
              <text:list-item>
                <text:p text:style-name="P3">Design <text:span text:style-name="T1">patterns</text:span></text:p>
              </text:list-item>
            </text:list>
            <text:list text:style-name="L3">
              <text:list-item>
                <text:p text:style-name="P3"><text:span text:style-name="T1">Java</text:span> language constructs</text:p>
              </text:list-item>
            </text:list>
            <text:list text:style-name="L3">
              <text:list-item>
                <text:p text:style-name="P3"><text:span text:style-name="T1">Interfaces</text:span> and the Java <text:span text:style-name="T1">event</text:span> model</text:p>
              </text:list-item>
            </text:list>
            <text:list text:style-name="L3">
              <text:list-item>
                <text:p text:style-name="P3"><text:span text:style-name="T1">Swing</text:span></text:p>
              </text:list-item>
            </text:list>
            <text:list text:style-name="L3">
              <text:list-item>
                <text:p text:style-name="P3">File and stream <text:span text:style-name="T1">I/O</text:span></text:p>
              </text:list-item>
            </text:list>
            <text:list text:style-name="L3">
              <text:list-item>
                <text:p text:style-name="P3"><text:span text:style-name="T1">TCP</text:span>/IP networking</text:p>
              </text:list-item>
            </text:list>
            <text:list text:style-name="L3">
              <text:list-item>
                <text:p text:style-name="P3">Multi-<text:span text:style-name="T1">threading</text:span></text:p>
              </text:list-item>
            </text:list>
            <text:list text:style-name="L3">
              <text:list-item>
                <text:p text:style-name="P3"><text:span text:style-name="T1">Generic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Object-oriented programming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Program organization: <text:span text:style-name="T1">classes</text:span>, <text:span text:style-name="T1">instanc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ethods</text:span>, instance <text:span text:style-name="T1">variab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gram flow: <text:span text:style-name="T1">main</text:span>(), <text:span text:style-name="T1">constru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ML class <text:span text:style-name="T1">diagra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Inheritanc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signing</text:span> inheritance hierarchies: UM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Overriding</text:span> methods; <text:span text:style-name="T1">polymorphism</text:span></text:p>
                  </text:list-item>
                </text:list>
              </text:list-item>
            </text:list>
            <text:list text:style-name="L3">
              <text:list-item>
                <text:p text:style-name="P3">Access contro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ivate</text:span>, (<text:span text:style-name="T1">package</text:span>), <text:span text:style-name="T1">protected</text:span>, <text:span text:style-name="T1">public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Design pattern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Model</text:span>-<text:span text:style-name="T1">View</text:span>-<text:span text:style-name="T1">Controller</text:span></text:p>
              </text:list-item>
            </text:list>
            <text:list text:style-name="L3">
              <text:list-item>
                <text:p text:style-name="P3"><text:span text:style-name="T1">Creational</text:span> patterns:</text:p>
              </text:list-item>
            </text:list>
            <text:list text:style-name="L3">
              <text:list-item>
                <text:list>
                  <text:list-item>
                    <text:p text:style-name="P4">factory, prototype, singleton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tructural</text:span> patterns:</text:p>
              </text:list-item>
            </text:list>
            <text:list text:style-name="L3">
              <text:list-item>
                <text:list>
                  <text:list-item>
                    <text:p text:style-name="P4">facade, adapter, proxy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Behavioural</text:span> patterns:</text:p>
              </text:list-item>
            </text:list>
            <text:list text:style-name="L3">
              <text:list-item>
                <text:list>
                  <text:list-item>
                    <text:p text:style-name="P4">observer, mediator, memento, command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Collections</text:span> and <text:span text:style-name="T1">iterator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Java syntax construct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JVM</text:span>/JDK, compiling, <text:span text:style-name="T1">naming</text:span>, <text:span text:style-name="T1">packages</text:span>, jar</text:p>
              </text:list-item>
            </text:list>
            <text:list text:style-name="L3">
              <text:list-item>
                <text:p text:style-name="P3">Primitive <text:span text:style-name="T1">types</text:span></text:p>
              </text:list-item>
            </text:list>
            <text:list text:style-name="L3">
              <text:list-item>
                <text:p text:style-name="P3"><text:span text:style-name="T1">String</text:span>, <text:span text:style-name="T1">Math</text:span> libraries</text:p>
              </text:list-item>
            </text:list>
            <text:list text:style-name="L3">
              <text:list-item>
                <text:p text:style-name="P3"><text:span text:style-name="T1">if</text:span>, <text:span text:style-name="T1">while</text:span>, <text:span text:style-name="T1">for</text:span></text:p>
              </text:list-item>
            </text:list>
            <text:list text:style-name="L3">
              <text:list-item>
                <text:p text:style-name="P3">Method <text:span text:style-name="T1">overloading</text:span></text:p>
              </text:list-item>
            </text:list>
            <text:list text:style-name="L3">
              <text:list-item>
                <text:p text:style-name="P3">Arrays</text:p>
              </text:list-item>
            </text:list>
            <text:list text:style-name="L3">
              <text:list-item>
                <text:list>
                  <text:list-item>
                    <text:p text:style-name="P4">contrast: Java <text:span text:style-name="T1">arrays</text:span>, Java <text:span text:style-name="T1">ArrayList</text:span>, Python <text:span text:style-name="T1">lis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tatic</text:span></text:p>
              </text:list-item>
            </text:list>
            <text:list text:style-name="L3">
              <text:list-item>
                <text:p text:style-name="P3"><text:span text:style-name="T1">final</text:span><text:span text:style-name="T2">: variables, methods, class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Interfaces and the event model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Interfaces</text:span></text:p>
              </text:list-item>
            </text:list>
            <text:list text:style-name="L3">
              <text:list-item>
                <text:p text:style-name="P3"><text:span text:style-name="T1">Abstract</text:span> classes</text:p>
              </text:list-item>
            </text:list>
            <text:list text:style-name="L3">
              <text:list-item>
                <text:list>
                  <text:list-item>
                    <text:p text:style-name="P4">Abstract <text:span text:style-name="T1">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mpare</text:span> with interfaces: <text:span text:style-name="T3">Collection</text:span>, <text:span text:style-name="T3">Set</text:span>, <text:span text:style-name="T3">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bstract<text:span text:style-name="T3">Collection</text:span>, Abstract<text:span text:style-name="T3">Set</text:span>, Abstract<text:span text:style-name="T3">Li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Event</text:span> mode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ction</text:span><text:span text:style-name="T3">Listener</text:span>, <text:span text:style-name="T2">action</text:span><text:span text:style-name="T3">Performed</text:span>(), <text:span text:style-name="T2">Action</text:span><text:span text:style-name="T3">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legate</text:span><text:span text:style-name="T2"> classes for event handl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Swing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Outline</text:span> of a basic Swing program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main</text:span>(), <text:span text:style-name="T3">createAndShowGUI</text:span>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JPanel</text:span>/<text:span text:style-name="T3">JFrame</text:span> <text:span text:style-name="T1">constructor</text:span> (widgets, layou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vent</text:span> handler: <text:span text:style-name="T3">actionPerformed</text:span>(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Widgets</text:span>: JLabel, <text:span text:style-name="T3">JButton</text:span>, JTextField, JTextArea</text:p>
              </text:list-item>
            </text:list>
            <text:list text:style-name="L3">
              <text:list-item>
                <text:p text:style-name="P3"><text:span text:style-name="T1">Event</text:span> interfaces <text:span text:style-name="T3">*Listener</text:span>: Action, Item, Mouse, MouseMotion, Window, Key</text:p>
              </text:list-item>
            </text:list>
            <text:list text:style-name="L3">
              <text:list-item>
                <text:p text:style-name="P3"><text:span text:style-name="T1">Graphics</text:span>: graphics <text:span text:style-name="T1">context</text:span>, <text:span text:style-name="T1">clip</text:span>, paint()/<text:span text:style-name="T3">paintComponent</text:span>(),<text:line-break/><text:span text:style-name="T3">drawLine</text:span>(), drawRect(), drawArc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File and stream I/O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I/O <text:span text:style-name="T1">stream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FileInputStream</text:span> (bytes), <text:span text:style-name="T3">FileReader</text:span> (tex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ObjectInputStream</text:span> (object-bas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uffering</text:span>, <text:span text:style-name="T3">flush</text:span>(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andomAccessFile</text:span>: <text:span text:style-name="T3">seek</text:span>()</text:p>
              </text:list-item>
            </text:list>
            <text:list text:style-name="L3">
              <text:list-item>
                <text:p text:style-name="P3"><text:span text:style-name="T1">Formatted</text:span> text I/O: <text:span text:style-name="T3">Formatter</text:span>, <text:span text:style-name="T3">Scanner</text:span></text:p>
              </text:list-item>
            </text:list>
            <text:list text:style-name="L3">
              <text:list-item>
                <text:p text:style-name="P3"><text:span text:style-name="T1">Serializ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erializable</text:span> interface, transi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ptional <text:span text:style-name="T3">readObject</text:span>()/<text:span text:style-name="T3">writeObject</text:span>() method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TCP Networking</text:p>
          </draw:text-box>
        </draw:frame>
        <draw:frame presentation:style-name="pr5" draw:layer="layout" svg:width="25.199cm" svg:height="15.225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Client</text:span> vs. <text:span text:style-name="T1">server</text:span>; <text:span text:style-name="T1">TCP</text:span> vs. <text:span text:style-name="T1">UDP</text:span>; <text:span text:style-name="T1">hosts</text:span>, <text:span text:style-name="T1">ports</text:span></text:p>
              </text:list-item>
            </text:list>
            <text:list text:style-name="L3">
              <text:list-item>
                <text:p text:style-name="P3">TCP <text:span text:style-name="T1">server</text:span>: <text:span text:style-name="T3">ServerSocket</text:span></text:p>
              </text:list-item>
            </text:list>
            <text:list text:style-name="L3">
              <text:list-item>
                <text:list>
                  <text:list-item>
                    <text:p text:style-name="P4">TCP socket <text:span text:style-name="T1">connection</text:span>: <text:span text:style-name="T3">Socke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Outline</text:span> of TCP <text:span text:style-name="T1">server</text:span>:</text:p>
              </text:list-item>
            </text:list>
            <text:list text:style-name="L3">
              <text:list-item>
                <text:list>
                  <text:list-item>
                    <text:p text:style-name="P4">new <text:span text:style-name="T3">ServerSocket</text:span>( <text:span text:style-name="T4">port</text:span> 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ccept</text:span>() (<text:span text:style-name="T1">blocking</text:span>) (returns a Socke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getInputStream</text:span>() / <text:span text:style-name="T3">getOutputStream</text:span>()</text:p>
                  </text:list-item>
                </text:list>
              </text:list-item>
            </text:list>
            <text:list text:style-name="L3">
              <text:list-item>
                <text:p text:style-name="P3">Outline of TCP <text:span text:style-name="T1">client</text:span>:</text:p>
              </text:list-item>
            </text:list>
            <text:list text:style-name="L3">
              <text:list-item>
                <text:list>
                  <text:list-item>
                    <text:p text:style-name="P4">new <text:span text:style-name="T3">Socket</text:span>( <text:span text:style-name="T4">host</text:span>, <text:span text:style-name="T4">port</text:span> 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getInputStream</text:span>() / <text:span text:style-name="T3">getOutputStream</text:span>(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Multi-threading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Spawning, <text:span text:style-name="T1">parent-child</text:span> mode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Runnable</text:span> interface, <text:span text:style-name="T3">Thread</text:span> class, <text:span text:style-name="T3">run</text:span>() method</text:p>
                  </text:list-item>
                </text:list>
              </text:list-item>
            </text:list>
            <text:list text:style-name="L3">
              <text:list-item>
                <text:p text:style-name="P3">How to use threads to keep <text:span text:style-name="T1">GUI</text:span> interactive</text:p>
              </text:list-item>
            </text:list>
            <text:list text:style-name="L3">
              <text:list-item>
                <text:p text:style-name="P3">How to use threads in a <text:span text:style-name="T1">TCP</text:span> server</text:p>
              </text:list-item>
            </text:list>
            <text:list text:style-name="L3">
              <text:list-item>
                <text:p text:style-name="P3">Java <text:span text:style-name="T1">Executor</text:span> vs. OS <text:span text:style-name="T1">task schedule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hread</text:span> vs. <text:span text:style-name="T1">task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ynchronization</text:span>, mutex, <text:span text:style-name="T1">locks</text:span></text:p>
              </text:list-item>
            </text:list>
            <text:list text:style-name="L3">
              <text:list-item>
                <text:list>
                  <text:list-item>
                    <text:p text:style-name="P4">Java <text:span text:style-name="T3">synchronized</text:span> method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Generic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Declaring</text:span> a generic class:<text:span text:style-name="T1"> type parameter</text:span></text:p>
              </text:list-item>
            </text:list>
            <text:list text:style-name="L3">
              <text:list-item>
                <text:list>
                  <text:list-item>
                    <text:p text:style-name="P4">Using the type parameter in <text:span text:style-name="T1">method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Instantiating</text:span> a generic class</text:p>
              </text:list-item>
            </text:list>
            <text:list text:style-name="L3">
              <text:list-item>
                <text:p text:style-name="P3"><text:span text:style-name="T1">Multiple</text:span> type parameters</text:p>
              </text:list-item>
            </text:list>
            <text:list text:style-name="L3">
              <text:list-item>
                <text:p text:style-name="P3"><text:span text:style-name="T1">Constraints</text:span> on type parameter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perclass</text:span>, <text:span text:style-name="T1">interfac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Inheritance</text:span> and generics</text:p>
              </text:list-item>
            </text:list>
            <text:list text:style-name="L3">
              <text:list-item>
                <text:p text:style-name="P3"><text:span text:style-name="T3">ArrayList</text:span> examp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ean Ho</meta:initial-creator>
    <meta:creation-date>2008-04-07T15:25:07</meta:creation-date>
    <dc:creator>Sean Ho</dc:creator>
    <dc:date>2008-04-14T15:41:20</dc:date>
    <dc:language>en-US</dc:language>
    <meta:editing-cycles>20</meta:editing-cycles>
    <meta:editing-duration>PT5H58M9S</meta:editing-duration>
    <meta:user-defined meta:name="Info 1"/>
    <meta:user-defined meta:name="Info 2"/>
    <meta:user-defined meta:name="Info 3"/>
    <meta:user-defined meta:name="Info 4"/>
    <meta:document-statistic meta:object-count="201"/>
  </office:meta>
</office:document-meta>
</file>